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823cm" svg:height="9.004cm" svg:x="21.394cm" svg:y="0.611cm">
            <draw:object draw:notify-on-update-of-ranges="Arkusz1.B5:Arkusz1.B8 Arkusz1.C5:Arkusz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5.997cm" svg:height="9.005cm" svg:x="21.559cm" svg:y="20.293cm">
            <draw:object draw:notify-on-update-of-ranges="Arkusz1.A24:Arkusz1.A32 Arkusz1.C45:Arkusz1.C45 Arkusz1.C24:Arkusz1.C32 Arkusz1.A47:Arkusz1.A54 Arkusz1.D45:Arkusz1.D45 Arkusz1.E24:Arkusz1.E32 Arkusz1.A24:Arkusz1.A32 Arkusz1.E45:Arkusz1.E45 Arkusz1.G24:Arkusz1.G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9"/>
          <table:table-cell>
            <draw:frame draw:z-index="1" draw:style-name="gr1" draw:text-style-name="P1" svg:width="18.42cm" svg:height="9.005cm" svg:x="0.606cm" svg:y="0.345cm">
              <draw:object draw:notify-on-update-of-ranges="Arkusz1.B5:Arkusz1.B8 Arkusz1.D5:Arkusz1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train_time</text:p>
          </table:table-cell>
          <table:table-cell table:style-name="Default" office:value-type="string" calcext:value-type="string">
            <text:p>test_ti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2" calcext:value-type="float">
            <text:p>0,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9" calcext:value-type="float">
            <text:p>0,9999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Default" office:value-type="float" office:value="1009.8" calcext:value-type="float">
            <text:p>1009,8</text:p>
          </table:table-cell>
          <table:table-cell table:style-name="Default" office:value-type="float" office:value="0.9227" calcext:value-type="float">
            <text:p>0,9227</text:p>
          </table:table-cell>
          <table:table-cell table:style-name="Default" office:value-type="float" office:value="0.744" calcext:value-type="float">
            <text:p>0,744</text:p>
          </table:table-cell>
          <table:table-cell table:style-name="Default" office:value-type="float" office:value="0.004" calcext:value-type="float">
            <text:p>0,004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train_time</text:p>
          </table:table-cell>
          <table:table-cell table:style-name="Default" office:value-type="string" calcext:value-type="string">
            <text:p>test_ti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office:value-type="float" office:value="520.94" calcext:value-type="float">
            <text:p>520,94</text:p>
          </table:table-cell>
          <table:table-cell table:style-name="Default" office:value-type="float" office:value="0.346" calcext:value-type="float">
            <text:p>0,346</text:p>
          </table:table-cell>
          <table:table-cell table:number-columns-repeated="2" table:style-name="Default" office:value-type="float" office:value="0.001" calcext:value-type="float">
            <text:p>0,00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Default" office:value-type="float" office:value="634.41" calcext:value-type="float">
            <text:p>634,41</text:p>
          </table:table-cell>
          <table:table-cell table:style-name="Default" office:value-type="float" office:value="0.202" calcext:value-type="float">
            <text:p>0,202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table:style-name="Default" office:value-type="float" office:value="520.7" calcext:value-type="float">
            <text:p>520,7</text:p>
          </table:table-cell>
          <table:table-cell table:style-name="Default" office:value-type="float" office:value="0.345" calcext:value-type="float">
            <text:p>0,345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Default" office:value-type="float" office:value="515.1" calcext:value-type="float">
            <text:p>515,1</text:p>
          </table:table-cell>
          <table:table-cell table:style-name="Default" office:value-type="float" office:value="0.352" calcext:value-type="float">
            <text:p>0,352</text:p>
          </table:table-cell>
          <table:table-cell table:style-name="Default" office:value-type="float" office:value="0.706" calcext:value-type="float">
            <text:p>0,706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REG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LinR_MSE</text:p>
          </table:table-cell>
          <table:table-cell table:style-name="Default" office:value-type="string" calcext:value-type="string">
            <text:p>LinR_R2</text:p>
          </table:table-cell>
          <table:table-cell table:style-name="Default" office:value-type="string" calcext:value-type="string">
            <text:p>Lasso_MSE</text:p>
          </table:table-cell>
          <table:table-cell table:style-name="Default" office:value-type="string" calcext:value-type="string">
            <text:p>Lasso_R2</text:p>
          </table:table-cell>
          <table:table-cell table:style-name="Default" office:value-type="string" calcext:value-type="string">
            <text:p>Ridge_MSE</text:p>
          </table:table-cell>
          <table:table-cell table:style-name="Default" office:value-type="string" calcext:value-type="string">
            <text:p>Ridge_R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reduction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2.87863315003928" calcext:value-type="float">
            <text:p>2,879</text:p>
          </table:table-cell>
          <table:table-cell office:value-type="float" office:value="0.999779581129923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/>
          <table:table-cell>
            <draw:frame draw:z-index="2" draw:style-name="gr1" draw:text-style-name="P1" svg:width="16.823cm" svg:height="9.004cm" svg:x="1.102cm" svg:y="0.106cm">
              <draw:object draw:notify-on-update-of-ranges="Arkusz1.B14:Arkusz1.B17 Arkusz1.C14:Arkusz1.C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16.823cm" svg:height="9.004cm" svg:x="1.489cm" svg:y="0.079cm">
              <draw:object draw:notify-on-update-of-ranges="Arkusz1.B14:Arkusz1.B17 Arkusz1.D14:Arkusz1.D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739.610761979576" calcext:value-type="float">
            <text:p>739,611</text:p>
          </table:table-cell>
          <table:table-cell office:value-type="float" office:value="0.943367508134753" calcext:value-type="float">
            <text:p>0,943</text:p>
          </table:table-cell>
          <table:table-cell office:value-type="float" office:value="740.022388059702" calcext:value-type="float">
            <text:p>740,022</text:p>
          </table:table-cell>
          <table:table-cell office:value-type="float" office:value="0.943335989649852" calcext:value-type="float">
            <text:p>0,943</text:p>
          </table:table-cell>
          <table:table-cell office:value-type="float" office:value="739.695600942655" calcext:value-type="float">
            <text:p>739,696</text:p>
          </table:table-cell>
          <table:table-cell office:value-type="float" office:value="0.943361011958476" calcext:value-type="float">
            <text:p>0,94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718.313040062844" calcext:value-type="float">
            <text:p>718,313</text:p>
          </table:table-cell>
          <table:table-cell office:value-type="float" office:value="0.94499828897949" calcext:value-type="float">
            <text:p>0,945</text:p>
          </table:table-cell>
          <table:table-cell office:value-type="float" office:value="720.461115475255" calcext:value-type="float">
            <text:p>720,461</text:p>
          </table:table-cell>
          <table:table-cell office:value-type="float" office:value="0.944833809405134" calcext:value-type="float">
            <text:p>0,945</text:p>
          </table:table-cell>
          <table:table-cell office:value-type="float" office:value="718.463079340141" calcext:value-type="float">
            <text:p>718,463</text:p>
          </table:table-cell>
          <table:table-cell office:value-type="float" office:value="0.944986800371444" calcext:value-type="float">
            <text:p>0,94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657.91241162608" calcext:value-type="float">
            <text:p>657,912</text:p>
          </table:table-cell>
          <table:table-cell office:value-type="float" office:value="0.949623205590283" calcext:value-type="float">
            <text:p>0,950</text:p>
          </table:table-cell>
          <table:table-cell office:value-type="float" office:value="660.814218381775" calcext:value-type="float">
            <text:p>660,814</text:p>
          </table:table-cell>
          <table:table-cell office:value-type="float" office:value="0.949401012301686" calcext:value-type="float">
            <text:p>0,949</text:p>
          </table:table-cell>
          <table:table-cell office:value-type="float" office:value="658.148860958366" calcext:value-type="float">
            <text:p>658,149</text:p>
          </table:table-cell>
          <table:table-cell office:value-type="float" office:value="0.949605100506399" calcext:value-type="float">
            <text:p>0,95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652.29379418696" calcext:value-type="float">
            <text:p>652,294</text:p>
          </table:table-cell>
          <table:table-cell office:value-type="float" office:value="0.950053426894207" calcext:value-type="float">
            <text:p>0,950</text:p>
          </table:table-cell>
          <table:table-cell office:value-type="float" office:value="656.937156323645" calcext:value-type="float">
            <text:p>656,937</text:p>
          </table:table-cell>
          <table:table-cell office:value-type="float" office:value="0.949697881542583" calcext:value-type="float">
            <text:p>0,950</text:p>
          </table:table-cell>
          <table:table-cell office:value-type="float" office:value="652.735271013354" calcext:value-type="float">
            <text:p>652,735</text:p>
          </table:table-cell>
          <table:table-cell office:value-type="float" office:value="0.950019622717653" calcext:value-type="float">
            <text:p>0,95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180.725451688924" calcext:value-type="float">
            <text:p>180,725</text:p>
          </table:table-cell>
          <table:table-cell office:value-type="float" office:value="0.9861617310094" calcext:value-type="float">
            <text:p>0,986</text:p>
          </table:table-cell>
          <table:table-cell office:value-type="float" office:value="186.97172034564" calcext:value-type="float">
            <text:p>186,972</text:p>
          </table:table-cell>
          <table:table-cell office:value-type="float" office:value="0.98568345003098" calcext:value-type="float">
            <text:p>0,986</text:p>
          </table:table-cell>
          <table:table-cell office:value-type="float" office:value="180.761194029851" calcext:value-type="float">
            <text:p>180,761</text:p>
          </table:table-cell>
          <table:table-cell office:value-type="float" office:value="0.986158994194394" calcext:value-type="float">
            <text:p>0,98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144.318931657502" calcext:value-type="float">
            <text:p>144,319</text:p>
          </table:table-cell>
          <table:table-cell office:value-type="float" office:value="0.988949402654419" calcext:value-type="float">
            <text:p>0,989</text:p>
          </table:table-cell>
          <table:table-cell office:value-type="float" office:value="153.034956794973" calcext:value-type="float">
            <text:p>153,035</text:p>
          </table:table-cell>
          <table:table-cell office:value-type="float" office:value="0.988282010766592" calcext:value-type="float">
            <text:p>0,988</text:p>
          </table:table-cell>
          <table:table-cell office:value-type="float" office:value="144.263943440691" calcext:value-type="float">
            <text:p>144,264</text:p>
          </table:table-cell>
          <table:table-cell office:value-type="float" office:value="0.988953613139043" calcext:value-type="float">
            <text:p>0,98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98.413982717989" calcext:value-type="float">
            <text:p>98,414</text:p>
          </table:table-cell>
          <table:table-cell office:value-type="float" office:value="0.99246437536849" calcext:value-type="float">
            <text:p>0,992</text:p>
          </table:table-cell>
          <table:table-cell office:value-type="float" office:value="107.074626865672" calcext:value-type="float">
            <text:p>107,075</text:p>
          </table:table-cell>
          <table:table-cell office:value-type="float" office:value="0.991801224040177" calcext:value-type="float">
            <text:p>0,992</text:p>
          </table:table-cell>
          <table:table-cell office:value-type="float" office:value="98.6013354281225" calcext:value-type="float">
            <text:p>98,601</text:p>
          </table:table-cell>
          <table:table-cell office:value-type="float" office:value="0.992450029645878" calcext:value-type="float">
            <text:p>0,99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A 8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8.49607227022781" calcext:value-type="float">
            <text:p>8,496</text:p>
          </table:table-cell>
          <table:table-cell office:value-type="float" office:value="0.999349450050669" calcext:value-type="float">
            <text:p>0,999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3488.35467399843" calcext:value-type="float">
            <text:p>3488,355</text:p>
          </table:table-cell>
          <table:table-cell office:value-type="float" office:value="0.732894344087752" calcext:value-type="float">
            <text:p>0,733</text:p>
          </table:table-cell>
          <table:table-cell office:value-type="float" office:value="3486.35113904163" calcext:value-type="float">
            <text:p>3486,351</text:p>
          </table:table-cell>
          <table:table-cell office:value-type="float" office:value="0.733047756102524" calcext:value-type="float">
            <text:p>0,733</text:p>
          </table:table-cell>
          <table:table-cell office:value-type="float" office:value="3488.47682639434" calcext:value-type="float">
            <text:p>3488,477</text:p>
          </table:table-cell>
          <table:table-cell office:value-type="float" office:value="0.732884990796908" calcext:value-type="float">
            <text:p>0,7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3263.9862529458" calcext:value-type="float">
            <text:p>3263,986</text:p>
          </table:table-cell>
          <table:table-cell office:value-type="float" office:value="0.750074384499917" calcext:value-type="float">
            <text:p>0,750</text:p>
          </table:table-cell>
          <table:table-cell office:value-type="float" office:value="3260.44108405342" calcext:value-type="float">
            <text:p>3260,441</text:p>
          </table:table-cell>
          <table:table-cell office:value-type="float" office:value="0.750345840458618" calcext:value-type="float">
            <text:p>0,750</text:p>
          </table:table-cell>
          <table:table-cell office:value-type="float" office:value="3264.19560094266" calcext:value-type="float">
            <text:p>3264,196</text:p>
          </table:table-cell>
          <table:table-cell office:value-type="float" office:value="0.750058354583455" calcext:value-type="float">
            <text:p>0,75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2487.95561665357" calcext:value-type="float">
            <text:p>2487,956</text:p>
          </table:table-cell>
          <table:table-cell office:value-type="float" office:value="0.809495570556449" calcext:value-type="float">
            <text:p>0,809</text:p>
          </table:table-cell>
          <table:table-cell office:value-type="float" office:value="2503.99018067557" calcext:value-type="float">
            <text:p>2503,990</text:p>
          </table:table-cell>
          <table:table-cell office:value-type="float" office:value="0.808267793240029" calcext:value-type="float">
            <text:p>0,808</text:p>
          </table:table-cell>
          <table:table-cell office:value-type="float" office:value="2487.93401413983" calcext:value-type="float">
            <text:p>2487,934</text:p>
          </table:table-cell>
          <table:table-cell office:value-type="float" office:value="0.809497224675409" calcext:value-type="float">
            <text:p>0,80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2441.83228593873" calcext:value-type="float">
            <text:p>2441,832</text:p>
          </table:table-cell>
          <table:table-cell office:value-type="float" office:value="0.813027264909456" calcext:value-type="float">
            <text:p>0,813</text:p>
          </table:table-cell>
          <table:table-cell office:value-type="float" office:value="2502.58130400628" calcext:value-type="float">
            <text:p>2502,581</text:p>
          </table:table-cell>
          <table:table-cell office:value-type="float" office:value="0.80837567187108" calcext:value-type="float">
            <text:p>0,808</text:p>
          </table:table-cell>
          <table:table-cell office:value-type="float" office:value="2443.41869599372" calcext:value-type="float">
            <text:p>2443,419</text:p>
          </table:table-cell>
          <table:table-cell office:value-type="float" office:value="0.812905792428048" calcext:value-type="float">
            <text:p>0,8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1548.04202670856" calcext:value-type="float">
            <text:p>1548,042</text:p>
          </table:table-cell>
          <table:table-cell office:value-type="float" office:value="0.881465384238076" calcext:value-type="float">
            <text:p>0,881</text:p>
          </table:table-cell>
          <table:table-cell office:value-type="float" office:value="1667.2690494894" calcext:value-type="float">
            <text:p>1667,269</text:p>
          </table:table-cell>
          <table:table-cell office:value-type="float" office:value="0.872336091176302" calcext:value-type="float">
            <text:p>0,872</text:p>
          </table:table-cell>
          <table:table-cell office:value-type="float" office:value="1548.37077769049" calcext:value-type="float">
            <text:p>1548,371</text:p>
          </table:table-cell>
          <table:table-cell office:value-type="float" office:value="0.881440211555001" calcext:value-type="float">
            <text:p>0,88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579.154752553024" calcext:value-type="float">
            <text:p>579,155</text:p>
          </table:table-cell>
          <table:table-cell office:value-type="float" office:value="0.955653732343089" calcext:value-type="float">
            <text:p>0,956</text:p>
          </table:table-cell>
          <table:table-cell office:value-type="float" office:value="645.989002356638" calcext:value-type="float">
            <text:p>645,989</text:p>
          </table:table-cell>
          <table:table-cell office:value-type="float" office:value="0.950536189031263" calcext:value-type="float">
            <text:p>0,951</text:p>
          </table:table-cell>
          <table:table-cell office:value-type="float" office:value="579.884917517675" calcext:value-type="float">
            <text:p>579,885</text:p>
          </table:table-cell>
          <table:table-cell office:value-type="float" office:value="0.955597823122257" calcext:value-type="float">
            <text:p>0,95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523.446975648075" calcext:value-type="float">
            <text:p>523,447</text:p>
          </table:table-cell>
          <table:table-cell office:value-type="float" office:value="0.959919314166096" calcext:value-type="float">
            <text:p>0,960</text:p>
          </table:table-cell>
          <table:table-cell office:value-type="float" office:value="602.019638648861" calcext:value-type="float">
            <text:p>602,020</text:p>
          </table:table-cell>
          <table:table-cell office:value-type="float" office:value="0.953902952686562" calcext:value-type="float">
            <text:p>0,954</text:p>
          </table:table-cell>
          <table:table-cell office:value-type="float" office:value="524.38413197172" calcext:value-type="float">
            <text:p>524,384</text:p>
          </table:table-cell>
          <table:table-cell office:value-type="float" office:value="0.959847555478143" calcext:value-type="float">
            <text:p>0,96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P 8</text:p>
          </table:table-cell>
          <table:table-cell office:value-type="float" office:value="482.355852317361" calcext:value-type="float">
            <text:p>482,356</text:p>
          </table:table-cell>
          <table:table-cell office:value-type="float" office:value="0.963065689026208" calcext:value-type="float">
            <text:p>0,963</text:p>
          </table:table-cell>
          <table:table-cell office:value-type="float" office:value="579.634721131186" calcext:value-type="float">
            <text:p>579,635</text:p>
          </table:table-cell>
          <table:table-cell office:value-type="float" office:value="0.955616980827298" calcext:value-type="float">
            <text:p>0,956</text:p>
          </table:table-cell>
          <table:table-cell office:value-type="float" office:value="489.501963864886" calcext:value-type="float">
            <text:p>489,502</text:p>
          </table:table-cell>
          <table:table-cell office:value-type="float" office:value="0.962518506474401" calcext:value-type="float">
            <text:p>0,963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HP REG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Ridge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LinR_MSE</text:p>
          </table:table-cell>
          <table:table-cell table:style-name="Default" office:value-type="string" calcext:value-type="string">
            <text:p>LinR_R2</text:p>
          </table:table-cell>
          <table:table-cell table:style-name="Default" office:value-type="string" calcext:value-type="string">
            <text:p>Lasso_MSE</text:p>
          </table:table-cell>
          <table:table-cell table:style-name="Default" office:value-type="string" calcext:value-type="string">
            <text:p>Lasso_R2</text:p>
          </table:table-cell>
          <table:table-cell table:style-name="Default" office:value-type="string" calcext:value-type="string">
            <text:p>Ridge_MSE</text:p>
          </table:table-cell>
          <table:table-cell table:style-name="Default" office:value-type="string" calcext:value-type="string">
            <text:p>Ridge_R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reduction</text:p>
          </table:table-cell>
          <table:table-cell office:value-type="float" office:value="520.938334642577" calcext:value-type="float">
            <text:p>520,938</text:p>
          </table:table-cell>
          <table:table-cell office:value-type="float" office:value="0.344579088969257" calcext:value-type="float">
            <text:p>0,345</text:p>
          </table:table-cell>
          <table:table-cell office:value-type="float" office:value="634.405734485467" calcext:value-type="float">
            <text:p>634,406</text:p>
          </table:table-cell>
          <table:table-cell office:value-type="float" office:value="0.201819569018891" calcext:value-type="float">
            <text:p>0,202</text:p>
          </table:table-cell>
          <table:table-cell office:value-type="float" office:value="520.695993715632" calcext:value-type="float">
            <text:p>520,696</text:p>
          </table:table-cell>
          <table:table-cell office:value-type="float" office:value="0.344883991297527" calcext:value-type="float">
            <text:p>0,34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785.080911233307" calcext:value-type="float">
            <text:p>785,081</text:p>
          </table:table-cell>
          <table:table-cell office:value-type="float" office:value="0.0122469170435953" calcext:value-type="float">
            <text:p>0,012</text:p>
          </table:table-cell>
          <table:table-cell office:value-type="float" office:value="786.561272584446" calcext:value-type="float">
            <text:p>786,561</text:p>
          </table:table-cell>
          <table:table-cell office:value-type="float" office:value="0.0103843937449711" calcext:value-type="float">
            <text:p>0,010</text:p>
          </table:table-cell>
          <table:table-cell office:value-type="float" office:value="785.073841319717" calcext:value-type="float">
            <text:p>785,074</text:p>
          </table:table-cell>
          <table:table-cell office:value-type="float" office:value="0.0122558120872077" calcext:value-type="float">
            <text:p>0,0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680.650039277298" calcext:value-type="float">
            <text:p>680,650</text:p>
          </table:table-cell>
          <table:table-cell office:value-type="float" office:value="0.143637088750011" calcext:value-type="float">
            <text:p>0,144</text:p>
          </table:table-cell>
          <table:table-cell office:value-type="float" office:value="683.742340926944" calcext:value-type="float">
            <text:p>683,742</text:p>
          </table:table-cell>
          <table:table-cell office:value-type="float" office:value="0.139746495507754" calcext:value-type="float">
            <text:p>0,140</text:p>
          </table:table-cell>
          <table:table-cell office:value-type="float" office:value="680.649646504321" calcext:value-type="float">
            <text:p>680,650</text:p>
          </table:table-cell>
          <table:table-cell office:value-type="float" office:value="0.143637582919101" calcext:value-type="float">
            <text:p>0,14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662.335428122545" calcext:value-type="float">
            <text:p>662,335</text:p>
          </table:table-cell>
          <table:table-cell office:value-type="float" office:value="0.166679699228002" calcext:value-type="float">
            <text:p>0,167</text:p>
          </table:table-cell>
          <table:table-cell office:value-type="float" office:value="666.21327572663" calcext:value-type="float">
            <text:p>666,213</text:p>
          </table:table-cell>
          <table:table-cell office:value-type="float" office:value="0.161800767806586" calcext:value-type="float">
            <text:p>0,162</text:p>
          </table:table-cell>
          <table:table-cell office:value-type="float" office:value="662.339748625295" calcext:value-type="float">
            <text:p>662,340</text:p>
          </table:table-cell>
          <table:table-cell office:value-type="float" office:value="0.166674263368016" calcext:value-type="float">
            <text:p>0,16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593.014925373134" calcext:value-type="float">
            <text:p>593,015</text:p>
          </table:table-cell>
          <table:table-cell office:value-type="float" office:value="0.25389560184784" calcext:value-type="float">
            <text:p>0,254</text:p>
          </table:table-cell>
          <table:table-cell office:value-type="float" office:value="601.037706205813" calcext:value-type="float">
            <text:p>601,038</text:p>
          </table:table-cell>
          <table:table-cell office:value-type="float" office:value="0.243801704024095" calcext:value-type="float">
            <text:p>0,244</text:p>
          </table:table-cell>
          <table:table-cell office:value-type="float" office:value="593.074626865672" calcext:value-type="float">
            <text:p>593,075</text:p>
          </table:table-cell>
          <table:table-cell office:value-type="float" office:value="0.253820488146224" calcext:value-type="float">
            <text:p>0,25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592.490573448547" calcext:value-type="float">
            <text:p>592,491</text:p>
          </table:table-cell>
          <table:table-cell office:value-type="float" office:value="0.254555317582429" calcext:value-type="float">
            <text:p>0,255</text:p>
          </table:table-cell>
          <table:table-cell office:value-type="float" office:value="601.037706205813" calcext:value-type="float">
            <text:p>601,038</text:p>
          </table:table-cell>
          <table:table-cell office:value-type="float" office:value="0.243801704024095" calcext:value-type="float">
            <text:p>0,244</text:p>
          </table:table-cell>
          <table:table-cell office:value-type="float" office:value="592.51413982718" calcext:value-type="float">
            <text:p>592,514</text:p>
          </table:table-cell>
          <table:table-cell office:value-type="float" office:value="0.254525667437054" calcext:value-type="float">
            <text:p>0,25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575.68931657502" calcext:value-type="float">
            <text:p>575,689</text:p>
          </table:table-cell>
          <table:table-cell office:value-type="float" office:value="0.27569389455827" calcext:value-type="float">
            <text:p>0,276</text:p>
          </table:table-cell>
          <table:table-cell office:value-type="float" office:value="582.31068342498" calcext:value-type="float">
            <text:p>582,311</text:p>
          </table:table-cell>
          <table:table-cell office:value-type="float" office:value="0.267363192046143" calcext:value-type="float">
            <text:p>0,267</text:p>
          </table:table-cell>
          <table:table-cell office:value-type="float" office:value="575.695600942655" calcext:value-type="float">
            <text:p>575,696</text:p>
          </table:table-cell>
          <table:table-cell office:value-type="float" office:value="0.275685987852837" calcext:value-type="float">
            <text:p>0,2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530.595836606442" calcext:value-type="float">
            <text:p>530,596</text:p>
          </table:table-cell>
          <table:table-cell office:value-type="float" office:value="0.332428459394683" calcext:value-type="float">
            <text:p>0,332</text:p>
          </table:table-cell>
          <table:table-cell office:value-type="float" office:value="536.465435978005" calcext:value-type="float">
            <text:p>536,465</text:p>
          </table:table-cell>
          <table:table-cell office:value-type="float" office:value="0.32504359652001" calcext:value-type="float">
            <text:p>0,325</text:p>
          </table:table-cell>
          <table:table-cell office:value-type="float" office:value="530.412018853103" calcext:value-type="float">
            <text:p>530,412</text:p>
          </table:table-cell>
          <table:table-cell office:value-type="float" office:value="0.332659730528606" calcext:value-type="float">
            <text:p>0,33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728.254124116261" calcext:value-type="float">
            <text:p>728,254</text:p>
          </table:table-cell>
          <table:table-cell office:value-type="float" office:value="0.0837437950930083" calcext:value-type="float">
            <text:p>0,084</text:p>
          </table:table-cell>
          <table:table-cell office:value-type="float" office:value="729.087195600943" calcext:value-type="float">
            <text:p>729,087</text:p>
          </table:table-cell>
          <table:table-cell office:value-type="float" office:value="0.0826956624540108" calcext:value-type="float">
            <text:p>0,083</text:p>
          </table:table-cell>
          <table:table-cell office:value-type="float" office:value="728.232914375491" calcext:value-type="float">
            <text:p>728,233</text:p>
          </table:table-cell>
          <table:table-cell office:value-type="float" office:value="0.0837704802238456" calcext:value-type="float">
            <text:p>0,08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689.009033778476" calcext:value-type="float">
            <text:p>689,009</text:p>
          </table:table-cell>
          <table:table-cell office:value-type="float" office:value="0.133120182185586" calcext:value-type="float">
            <text:p>0,133</text:p>
          </table:table-cell>
          <table:table-cell office:value-type="float" office:value="692.076983503535" calcext:value-type="float">
            <text:p>692,077</text:p>
          </table:table-cell>
          <table:table-cell office:value-type="float" office:value="0.129260227426883" calcext:value-type="float">
            <text:p>0,129</text:p>
          </table:table-cell>
          <table:table-cell office:value-type="float" office:value="688.955223880597" calcext:value-type="float">
            <text:p>688,955</text:p>
          </table:table-cell>
          <table:table-cell office:value-type="float" office:value="0.133187883350859" calcext:value-type="float">
            <text:p>0,13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671.983503534957" calcext:value-type="float">
            <text:p>671,984</text:p>
          </table:table-cell>
          <table:table-cell office:value-type="float" office:value="0.154540929711577" calcext:value-type="float">
            <text:p>0,155</text:p>
          </table:table-cell>
          <table:table-cell office:value-type="float" office:value="678.705420267086" calcext:value-type="float">
            <text:p>678,705</text:p>
          </table:table-cell>
          <table:table-cell office:value-type="float" office:value="0.146083719912518" calcext:value-type="float">
            <text:p>0,146</text:p>
          </table:table-cell>
          <table:table-cell office:value-type="float" office:value="671.868421052632" calcext:value-type="float">
            <text:p>671,868</text:p>
          </table:table-cell>
          <table:table-cell office:value-type="float" office:value="0.154685721254824" calcext:value-type="float">
            <text:p>0,15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671.525137470542" calcext:value-type="float">
            <text:p>671,525</text:p>
          </table:table-cell>
          <table:table-cell office:value-type="float" office:value="0.155117625039116" calcext:value-type="float">
            <text:p>0,155</text:p>
          </table:table-cell>
          <table:table-cell office:value-type="float" office:value="678.705420267086" calcext:value-type="float">
            <text:p>678,705</text:p>
          </table:table-cell>
          <table:table-cell office:value-type="float" office:value="0.146083719912518" calcext:value-type="float">
            <text:p>0,146</text:p>
          </table:table-cell>
          <table:table-cell office:value-type="float" office:value="671.497643362137" calcext:value-type="float">
            <text:p>671,498</text:p>
          </table:table-cell>
          <table:table-cell office:value-type="float" office:value="0.155152216875387" calcext:value-type="float">
            <text:p>0,15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650.164179104478" calcext:value-type="float">
            <text:p>650,164</text:p>
          </table:table-cell>
          <table:table-cell office:value-type="float" office:value="0.181993010975883" calcext:value-type="float">
            <text:p>0,182</text:p>
          </table:table-cell>
          <table:table-cell office:value-type="float" office:value="668.749803613511" calcext:value-type="float">
            <text:p>668,750</text:p>
          </table:table-cell>
          <table:table-cell office:value-type="float" office:value="0.158609423826083" calcext:value-type="float">
            <text:p>0,159</text:p>
          </table:table-cell>
          <table:table-cell office:value-type="float" office:value="650.08758837392" calcext:value-type="float">
            <text:p>650,088</text:p>
          </table:table-cell>
          <table:table-cell office:value-type="float" office:value="0.182089373948351" calcext:value-type="float">
            <text:p>0,18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558.734878240377" calcext:value-type="float">
            <text:p>558,735</text:p>
          </table:table-cell>
          <table:table-cell office:value-type="float" office:value="0.297025197479047" calcext:value-type="float">
            <text:p>0,297</text:p>
          </table:table-cell>
          <table:table-cell office:value-type="float" office:value="577.017674783975" calcext:value-type="float">
            <text:p>577,018</text:p>
          </table:table-cell>
          <table:table-cell office:value-type="float" office:value="0.274022614697313" calcext:value-type="float">
            <text:p>0,274</text:p>
          </table:table-cell>
          <table:table-cell office:value-type="float" office:value="558.774548311076" calcext:value-type="float">
            <text:p>558,775</text:p>
          </table:table-cell>
          <table:table-cell office:value-type="float" office:value="0.296975286401" calcext:value-type="float">
            <text:p>0,29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529.12568735271" calcext:value-type="float">
            <text:p>529,126</text:p>
          </table:table-cell>
          <table:table-cell office:value-type="float" office:value="0.334278134296978" calcext:value-type="float">
            <text:p>0,334</text:p>
          </table:table-cell>
          <table:table-cell office:value-type="float" office:value="547.811861743912" calcext:value-type="float">
            <text:p>547,812</text:p>
          </table:table-cell>
          <table:table-cell office:value-type="float" office:value="0.310768039860246" calcext:value-type="float">
            <text:p>0,311</text:p>
          </table:table-cell>
          <table:table-cell office:value-type="float" office:value="529.031421838178" calcext:value-type="float">
            <text:p>529,031</text:p>
          </table:table-cell>
          <table:table-cell office:value-type="float" office:value="0.334396734878477" calcext:value-type="float">
            <text:p>0,334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LS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RF_ACC</text:p>
          </table:table-cell>
          <table:table-cell table:style-name="Default" office:value-type="string" calcext:value-type="string">
            <text:p>RF_f1</text:p>
          </table:table-cell>
          <table:table-cell table:style-name="Default" office:value-type="string" calcext:value-type="string">
            <text:p>SVM_ACC</text:p>
          </table:table-cell>
          <table:table-cell table:style-name="Default" office:value-type="string" calcext:value-type="string">
            <text:p>SVM_f1</text:p>
          </table:table-cell>
          <table:table-cell table:style-name="Default" office:value-type="string" calcext:value-type="string">
            <text:p>GNB_ACC</text:p>
          </table:table-cell>
          <table:table-cell table:style-name="Default" office:value-type="string" calcext:value-type="string">
            <text:p>GNB_f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reduction</text:p>
          </table:table-cell>
          <table:table-cell office:value-type="float" office:value="98.586017282011" calcext:value-type="float">
            <text:p>98,586</text:p>
          </table:table-cell>
          <table:table-cell office:value-type="float" office:value="98.590009399973" calcext:value-type="float">
            <text:p>98,590</text:p>
          </table:table-cell>
          <table:table-cell office:value-type="float" office:value="99.0180675569521" calcext:value-type="float">
            <text:p>99,018</text:p>
          </table:table-cell>
          <table:table-cell office:value-type="float" office:value="99.0199712558795" calcext:value-type="float">
            <text:p>99,020</text:p>
          </table:table-cell>
          <table:table-cell office:value-type="float" office:value="99.2537313432836" calcext:value-type="float">
            <text:p>99,254</text:p>
          </table:table-cell>
          <table:table-cell office:value-type="float" office:value="99.2526722643093" calcext:value-type="float">
            <text:p>99,25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26.904948939513" calcext:value-type="float">
            <text:p>26,905</text:p>
          </table:table-cell>
          <table:table-cell office:value-type="float" office:value="26.8529462812236" calcext:value-type="float">
            <text:p>26,853</text:p>
          </table:table-cell>
          <table:table-cell office:value-type="float" office:value="30.675569520817" calcext:value-type="float">
            <text:p>30,676</text:p>
          </table:table-cell>
          <table:table-cell office:value-type="float" office:value="32.7787977624882" calcext:value-type="float">
            <text:p>32,779</text:p>
          </table:table-cell>
          <table:table-cell office:value-type="float" office:value="31.0290652003142" calcext:value-type="float">
            <text:p>31,029</text:p>
          </table:table-cell>
          <table:table-cell office:value-type="float" office:value="33.8961541821044" calcext:value-type="float">
            <text:p>33,89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70.0314218381775" calcext:value-type="float">
            <text:p>70,031</text:p>
          </table:table-cell>
          <table:table-cell office:value-type="float" office:value="70.1645015334857" calcext:value-type="float">
            <text:p>70,165</text:p>
          </table:table-cell>
          <table:table-cell office:value-type="float" office:value="57.5805184603299" calcext:value-type="float">
            <text:p>57,581</text:p>
          </table:table-cell>
          <table:table-cell office:value-type="float" office:value="57.9647279106138" calcext:value-type="float">
            <text:p>57,965</text:p>
          </table:table-cell>
          <table:table-cell office:value-type="float" office:value="73.9984289080911" calcext:value-type="float">
            <text:p>73,998</text:p>
          </table:table-cell>
          <table:table-cell office:value-type="float" office:value="74.2170065509609" calcext:value-type="float">
            <text:p>74,21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93.7941869599372" calcext:value-type="float">
            <text:p>93,794</text:p>
          </table:table-cell>
          <table:table-cell office:value-type="float" office:value="93.7672925665914" calcext:value-type="float">
            <text:p>93,767</text:p>
          </table:table-cell>
          <table:table-cell office:value-type="float" office:value="87.9418695993716" calcext:value-type="float">
            <text:p>87,942</text:p>
          </table:table-cell>
          <table:table-cell office:value-type="float" office:value="88.0186690656275" calcext:value-type="float">
            <text:p>88,019</text:p>
          </table:table-cell>
          <table:table-cell office:value-type="float" office:value="94.7761194029851" calcext:value-type="float">
            <text:p>94,776</text:p>
          </table:table-cell>
          <table:table-cell office:value-type="float" office:value="94.7572662736303" calcext:value-type="float">
            <text:p>94,75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96.8970934799686" calcext:value-type="float">
            <text:p>96,897</text:p>
          </table:table-cell>
          <table:table-cell office:value-type="float" office:value="96.8817013734179" calcext:value-type="float">
            <text:p>96,882</text:p>
          </table:table-cell>
          <table:table-cell office:value-type="float" office:value="92.0659858601728" calcext:value-type="float">
            <text:p>92,066</text:p>
          </table:table-cell>
          <table:table-cell office:value-type="float" office:value="92.1087062008798" calcext:value-type="float">
            <text:p>92,109</text:p>
          </table:table-cell>
          <table:table-cell office:value-type="float" office:value="97.2113118617439" calcext:value-type="float">
            <text:p>97,211</text:p>
          </table:table-cell>
          <table:table-cell office:value-type="float" office:value="97.2000347161038" calcext:value-type="float">
            <text:p>97,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97.9968578161822" calcext:value-type="float">
            <text:p>97,997</text:p>
          </table:table-cell>
          <table:table-cell office:value-type="float" office:value="97.9901864194201" calcext:value-type="float">
            <text:p>97,990</text:p>
          </table:table-cell>
          <table:table-cell office:value-type="float" office:value="94.7368421052632" calcext:value-type="float">
            <text:p>94,737</text:p>
          </table:table-cell>
          <table:table-cell office:value-type="float" office:value="94.730315977637" calcext:value-type="float">
            <text:p>94,730</text:p>
          </table:table-cell>
          <table:table-cell office:value-type="float" office:value="97.8004713275727" calcext:value-type="float">
            <text:p>97,800</text:p>
          </table:table-cell>
          <table:table-cell office:value-type="float" office:value="97.7954416406318" calcext:value-type="float">
            <text:p>97,7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98.1539670070699" calcext:value-type="float">
            <text:p>98,154</text:p>
          </table:table-cell>
          <table:table-cell office:value-type="float" office:value="98.164432949276" calcext:value-type="float">
            <text:p>98,164</text:p>
          </table:table-cell>
          <table:table-cell office:value-type="float" office:value="96.229379418696" calcext:value-type="float">
            <text:p>96,229</text:p>
          </table:table-cell>
          <table:table-cell office:value-type="float" office:value="96.1920906981665" calcext:value-type="float">
            <text:p>96,192</text:p>
          </table:table-cell>
          <table:table-cell office:value-type="float" office:value="98.0754124116261" calcext:value-type="float">
            <text:p>98,075</text:p>
          </table:table-cell>
          <table:table-cell office:value-type="float" office:value="98.067867674635" calcext:value-type="float">
            <text:p>98,06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98.3110761979576" calcext:value-type="float">
            <text:p>98,311</text:p>
          </table:table-cell>
          <table:table-cell office:value-type="float" office:value="98.3275342579018" calcext:value-type="float">
            <text:p>98,328</text:p>
          </table:table-cell>
          <table:table-cell office:value-type="float" office:value="96.8578161822467" calcext:value-type="float">
            <text:p>96,858</text:p>
          </table:table-cell>
          <table:table-cell office:value-type="float" office:value="96.87966303764" calcext:value-type="float">
            <text:p>96,880</text:p>
          </table:table-cell>
          <table:table-cell office:value-type="float" office:value="98.6252945797329" calcext:value-type="float">
            <text:p>98,625</text:p>
          </table:table-cell>
          <table:table-cell office:value-type="float" office:value="98.6258420265381" calcext:value-type="float">
            <text:p>98,62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A 8</text:p>
          </table:table-cell>
          <table:table-cell office:value-type="float" office:value="98.6252945797329" calcext:value-type="float">
            <text:p>98,625</text:p>
          </table:table-cell>
          <table:table-cell office:value-type="float" office:value="98.6379568415129" calcext:value-type="float">
            <text:p>98,638</text:p>
          </table:table-cell>
          <table:table-cell office:value-type="float" office:value="97.2113118617439" calcext:value-type="float">
            <text:p>97,211</text:p>
          </table:table-cell>
          <table:table-cell office:value-type="float" office:value="97.2088864727152" calcext:value-type="float">
            <text:p>97,209</text:p>
          </table:table-cell>
          <table:table-cell office:value-type="float" office:value="98.9787902592302" calcext:value-type="float">
            <text:p>98,979</text:p>
          </table:table-cell>
          <table:table-cell office:value-type="float" office:value="98.9794017737715" calcext:value-type="float">
            <text:p>98,9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7.61979575805185" calcext:value-type="float">
            <text:p>7,620</text:p>
          </table:table-cell>
          <table:table-cell office:value-type="float" office:value="7.62513793367616" calcext:value-type="float">
            <text:p>7,625</text:p>
          </table:table-cell>
          <table:table-cell office:value-type="float" office:value="9.70149253731343" calcext:value-type="float">
            <text:p>9,701</text:p>
          </table:table-cell>
          <table:table-cell office:value-type="float" office:value="12.026997382223" calcext:value-type="float">
            <text:p>12,027</text:p>
          </table:table-cell>
          <table:table-cell office:value-type="float" office:value="9.8586017282011" calcext:value-type="float">
            <text:p>9,859</text:p>
          </table:table-cell>
          <table:table-cell office:value-type="float" office:value="13.32898723753" calcext:value-type="float">
            <text:p>13,32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42.8515318146112" calcext:value-type="float">
            <text:p>42,852</text:p>
          </table:table-cell>
          <table:table-cell office:value-type="float" office:value="43.0044508094229" calcext:value-type="float">
            <text:p>43,004</text:p>
          </table:table-cell>
          <table:table-cell office:value-type="float" office:value="46.9756480754124" calcext:value-type="float">
            <text:p>46,976</text:p>
          </table:table-cell>
          <table:table-cell office:value-type="float" office:value="47.8634853059983" calcext:value-type="float">
            <text:p>47,863</text:p>
          </table:table-cell>
          <table:table-cell office:value-type="float" office:value="47.9968578161823" calcext:value-type="float">
            <text:p>47,997</text:p>
          </table:table-cell>
          <table:table-cell office:value-type="float" office:value="48.8043198284943" calcext:value-type="float">
            <text:p>48,8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79.1830322073841" calcext:value-type="float">
            <text:p>79,183</text:p>
          </table:table-cell>
          <table:table-cell office:value-type="float" office:value="79.2208068812793" calcext:value-type="float">
            <text:p>79,221</text:p>
          </table:table-cell>
          <table:table-cell office:value-type="float" office:value="78.5545954438335" calcext:value-type="float">
            <text:p>78,555</text:p>
          </table:table-cell>
          <table:table-cell office:value-type="float" office:value="78.621670285771" calcext:value-type="float">
            <text:p>78,622</text:p>
          </table:table-cell>
          <table:table-cell office:value-type="float" office:value="78.0832678711705" calcext:value-type="float">
            <text:p>78,083</text:p>
          </table:table-cell>
          <table:table-cell office:value-type="float" office:value="78.0642099055633" calcext:value-type="float">
            <text:p>78,0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83.4642576590731" calcext:value-type="float">
            <text:p>83,464</text:p>
          </table:table-cell>
          <table:table-cell office:value-type="float" office:value="83.5918995132669" calcext:value-type="float">
            <text:p>83,592</text:p>
          </table:table-cell>
          <table:table-cell office:value-type="float" office:value="83.7391987431265" calcext:value-type="float">
            <text:p>83,739</text:p>
          </table:table-cell>
          <table:table-cell office:value-type="float" office:value="83.8044001056348" calcext:value-type="float">
            <text:p>83,804</text:p>
          </table:table-cell>
          <table:table-cell office:value-type="float" office:value="84.446190102121" calcext:value-type="float">
            <text:p>84,446</text:p>
          </table:table-cell>
          <table:table-cell office:value-type="float" office:value="84.4782917902543" calcext:value-type="float">
            <text:p>84,47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91.9088766692852" calcext:value-type="float">
            <text:p>91,909</text:p>
          </table:table-cell>
          <table:table-cell office:value-type="float" office:value="91.9442798101874" calcext:value-type="float">
            <text:p>91,944</text:p>
          </table:table-cell>
          <table:table-cell office:value-type="float" office:value="92.4980361351139" calcext:value-type="float">
            <text:p>92,498</text:p>
          </table:table-cell>
          <table:table-cell office:value-type="float" office:value="92.5466779689724" calcext:value-type="float">
            <text:p>92,547</text:p>
          </table:table-cell>
          <table:table-cell office:value-type="float" office:value="93.7941869599372" calcext:value-type="float">
            <text:p>93,794</text:p>
          </table:table-cell>
          <table:table-cell office:value-type="float" office:value="93.7985557882104" calcext:value-type="float">
            <text:p>93,79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97.0934799685782" calcext:value-type="float">
            <text:p>97,093</text:p>
          </table:table-cell>
          <table:table-cell office:value-type="float" office:value="97.1028548944072" calcext:value-type="float">
            <text:p>97,103</text:p>
          </table:table-cell>
          <table:table-cell office:value-type="float" office:value="97.1327572663001" calcext:value-type="float">
            <text:p>97,133</text:p>
          </table:table-cell>
          <table:table-cell office:value-type="float" office:value="97.1502053457239" calcext:value-type="float">
            <text:p>97,150</text:p>
          </table:table-cell>
          <table:table-cell office:value-type="float" office:value="97.2898664571877" calcext:value-type="float">
            <text:p>97,290</text:p>
          </table:table-cell>
          <table:table-cell office:value-type="float" office:value="97.3010332255479" calcext:value-type="float">
            <text:p>97,30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97.1327572663001" calcext:value-type="float">
            <text:p>97,133</text:p>
          </table:table-cell>
          <table:table-cell office:value-type="float" office:value="97.1466842522045" calcext:value-type="float">
            <text:p>97,147</text:p>
          </table:table-cell>
          <table:table-cell office:value-type="float" office:value="97.5255302435192" calcext:value-type="float">
            <text:p>97,526</text:p>
          </table:table-cell>
          <table:table-cell office:value-type="float" office:value="97.5434398332514" calcext:value-type="float">
            <text:p>97,543</text:p>
          </table:table-cell>
          <table:table-cell office:value-type="float" office:value="97.7611940298508" calcext:value-type="float">
            <text:p>97,761</text:p>
          </table:table-cell>
          <table:table-cell office:value-type="float" office:value="97.7769860728003" calcext:value-type="float">
            <text:p>97,77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P 8</text:p>
          </table:table-cell>
          <table:table-cell office:value-type="float" office:value="97.643362136685" calcext:value-type="float">
            <text:p>97,643</text:p>
          </table:table-cell>
          <table:table-cell office:value-type="float" office:value="97.6532519504964" calcext:value-type="float">
            <text:p>97,653</text:p>
          </table:table-cell>
          <table:table-cell office:value-type="float" office:value="97.8397486252946" calcext:value-type="float">
            <text:p>97,840</text:p>
          </table:table-cell>
          <table:table-cell office:value-type="float" office:value="97.8581356835057" calcext:value-type="float">
            <text:p>97,858</text:p>
          </table:table-cell>
          <table:table-cell office:value-type="float" office:value="98.1932443047918" calcext:value-type="float">
            <text:p>98,193</text:p>
          </table:table-cell>
          <table:table-cell office:value-type="float" office:value="98.2042385090982" calcext:value-type="float">
            <text:p>98,2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3:19:55.512742096</meta:creation-date>
    <dc:date>2025-01-06T17:29:20.752410883</dc:date>
    <meta:editing-duration>PT54M34S</meta:editing-duration>
    <meta:editing-cycles>3</meta:editing-cycles>
    <meta:generator>LibreOffice/7.4.7.2$Linux_X86_64 LibreOffice_project/40$Build-2</meta:generator>
    <meta:document-statistic meta:table-count="1" meta:cell-count="46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2.601cm" svg:y="0.316cm" chart:style-name="ch2">
          <text:p>Błąd średniokwadratowy (MSE) dla regresji wartości Total</text:p>
        </chart:title>
        <chart:plot-area chart:style-name="ch3" table:cell-range-address="Arkusz1.B5:Arkusz1.C8" chart:data-source-has-labels="column" svg:x="0.336cm" svg:y="1.275cm" svg:width="16.152cm" svg:height="7.55cm">
          <chart:coordinate-region svg:x="1.513cm" svg:y="1.275cm" svg:width="14.975cm" svg:height="6.903cm"/>
          <chart:axis chart:dimension="x" chart:name="primary-x" chart:style-name="ch4" chartooo:axis-type="auto">
            <chartooo:date-scale/>
            <chart:categories table:cell-range-address="Arkusz1.B5:Arkusz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5:Arkusz1.C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5:Arkusz1.B8</svg:desc>
                </draw:g>
              </table:table-cell>
              <table:table-cell office:value-type="float" office:value="0">
                <text:p>0</text:p>
                <draw:g>
                  <svg:desc>Arkusz1.C5:Arkusz1.C8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1009.8">
                <text:p>100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1cm" svg:height="9.006cm" xlink:href=".." xlink:type="simple" chart:class="chart:bar" chart:style-name="ch1">
        <chart:title svg:x="5.184cm" svg:y="0.316cm" chart:style-name="ch2">
          <text:p>Wskaźnik R2 dla regresji wartości Total</text:p>
        </chart:title>
        <chart:plot-area chart:style-name="ch3" table:cell-range-address="Arkusz1.B5:Arkusz1.B8 Arkusz1.D5:Arkusz1.D8" chart:data-source-has-labels="column" svg:x="0.368cm" svg:y="1.275cm" svg:width="17.685cm" svg:height="7.551cm">
          <chart:coordinate-region svg:x="1.545cm" svg:y="1.275cm" svg:width="16.414cm" svg:height="6.904cm"/>
          <chart:axis chart:dimension="x" chart:name="primary-x" chart:style-name="ch4" chartooo:axis-type="auto">
            <chartooo:date-scale/>
            <chart:categories table:cell-range-address="Arkusz1.B5:Arkusz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5:Arkusz1.D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5:Arkusz1.B8</svg:desc>
                </draw:g>
              </table:table-cell>
              <table:table-cell office:value-type="float" office:value="1">
                <text:p>1</text:p>
                <draw:g>
                  <svg:desc>Arkusz1.D5:Arkusz1.D8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9227">
                <text:p>0.9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2.786cm" svg:y="0.316cm" chart:style-name="ch2">
          <text:p>Błąd średniokwadratowy (MSE) dla regresji wartości HP</text:p>
        </chart:title>
        <chart:plot-area chart:style-name="ch3" table:cell-range-address="Arkusz1.B14:Arkusz1.C17" chart:data-source-has-labels="column" svg:x="0.336cm" svg:y="1.275cm" svg:width="16.152cm" svg:height="7.55cm">
          <chart:coordinate-region svg:x="1.513cm" svg:y="1.275cm" svg:width="14.695cm" svg:height="6.903cm"/>
          <chart:axis chart:dimension="x" chart:name="primary-x" chart:style-name="ch4" chartooo:axis-type="auto">
            <chartooo:date-scale/>
            <chart:categories table:cell-range-address="Arkusz1.B14:Arkusz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14:Arkusz1.C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14:Arkusz1.B17</svg:desc>
                </draw:g>
              </table:table-cell>
              <table:table-cell office:value-type="float" office:value="520.94">
                <text:p>520.94</text:p>
                <draw:g>
                  <svg:desc>Arkusz1.C14:Arkusz1.C17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634.41">
                <text:p>634.41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520.7">
                <text:p>520.7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515.1">
                <text:p>515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4.572cm" svg:y="0.316cm" chart:style-name="ch2">
          <text:p>Wskażnik R2 dla regresji wartości HP</text:p>
        </chart:title>
        <chart:plot-area chart:style-name="ch3" table:cell-range-address="Arkusz1.B14:Arkusz1.B17 Arkusz1.D14:Arkusz1.D17" chart:data-source-has-labels="column" svg:x="0.336cm" svg:y="1.275cm" svg:width="16.152cm" svg:height="7.55cm">
          <chart:coordinate-region svg:x="1.513cm" svg:y="1.275cm" svg:width="14.735cm" svg:height="6.903cm"/>
          <chart:axis chart:dimension="x" chart:name="primary-x" chart:style-name="ch4" chartooo:axis-type="auto">
            <chartooo:date-scale/>
            <chart:categories table:cell-range-address="Arkusz1.B14:Arkusz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14:Arkusz1.D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14:Arkusz1.B17</svg:desc>
                </draw:g>
              </table:table-cell>
              <table:table-cell office:value-type="float" office:value="0.346">
                <text:p>0.346</text:p>
                <draw:g>
                  <svg:desc>Arkusz1.D14:Arkusz1.D17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352">
                <text:p>0.3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28cm" svg:y="3.706cm" style:legend-expansion="high" chart:style-name="ch2"/>
        <chart:plot-area chart:style-name="ch3" table:cell-range-address="Arkusz1.A24:Arkusz1.A32 Arkusz1.C45:Arkusz1.E45 Arkusz1.C24:Arkusz1.C32 Arkusz1.E24:Arkusz1.E32 Arkusz1.G24:Arkusz1.G32" chart:data-source-has-labels="row" svg:x="0.319cm" svg:y="0.18cm" svg:width="13.09cm" svg:height="8.646cm">
          <chart:coordinate-region svg:x="1.787cm" svg:y="0.38cm" svg:width="11.43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C24:Arkusz1.C32" chart:label-cell-address="Arkusz1.C45:Arkusz1.C45" chart:class="chart:scatter">
            <chart:domain table:cell-range-address="Arkusz1.A24:Arkusz1.A32"/>
            <chart:data-point chart:repeated="9"/>
          </chart:series>
          <chart:series chart:style-name="ch8" chart:values-cell-range-address="Arkusz1.E24:Arkusz1.E32" chart:label-cell-address="Arkusz1.D45:Arkusz1.D45" chart:class="chart:scatter">
            <chart:domain table:cell-range-address="Arkusz1.A47:Arkusz1.A54"/>
            <chart:data-point chart:repeated="9"/>
          </chart:series>
          <chart:series chart:style-name="ch9" chart:values-cell-range-address="Arkusz1.G24:Arkusz1.G32" chart:label-cell-address="Arkusz1.E45:Arkusz1.E4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R</text:p>
                <draw:g>
                  <svg:desc>Arkusz1.C45:Arkusz1.C45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Lasso</text:p>
                <draw:g>
                  <svg:desc>Arkusz1.D45:Arkusz1.D45</svg:desc>
                </draw:g>
              </table:table-cell>
              <table:table-cell office:value-type="string">
                <text:p>Ridge</text:p>
                <draw:g>
                  <svg:desc>Arkusz1.E45:Arkusz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Arkusz1.A24:Arkusz1.A32</svg:desc>
                </draw:g>
              </table:table-cell>
              <table:table-cell office:value-type="float" office:value="0">
                <text:p>0</text:p>
                <draw:g>
                  <svg:desc>Arkusz1.C24:Arkusz1.C32</svg:desc>
                </draw:g>
              </table:table-cell>
              <table:table-cell office:value-type="float" office:value="8">
                <text:p>8</text:p>
                <draw:g>
                  <svg:desc>Arkusz1.A47:Arkusz1.A54</svg:desc>
                </draw:g>
              </table:table-cell>
              <table:table-cell office:value-type="float" office:value="2.87863315003928">
                <text:p>2.87863315003928</text:p>
                <draw:g>
                  <svg:desc>Arkusz1.E24:Arkusz1.E32</svg:desc>
                </draw:g>
              </table:table-cell>
              <table:table-cell office:value-type="float" office:value="0">
                <text:p>0</text:p>
                <draw:g>
                  <svg:desc>Arkusz1.G24:Arkusz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9.610761979576">
                <text:p>739.610761979576</text:p>
              </table:table-cell>
              <table:table-cell office:value-type="float" office:value="1">
                <text:p>1</text:p>
              </table:table-cell>
              <table:table-cell office:value-type="float" office:value="740.022388059702">
                <text:p>740.022388059702</text:p>
              </table:table-cell>
              <table:table-cell office:value-type="float" office:value="739.695600942655">
                <text:p>739.69560094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18.313040062844">
                <text:p>718.313040062844</text:p>
              </table:table-cell>
              <table:table-cell office:value-type="float" office:value="2">
                <text:p>2</text:p>
              </table:table-cell>
              <table:table-cell office:value-type="float" office:value="720.461115475255">
                <text:p>720.461115475255</text:p>
              </table:table-cell>
              <table:table-cell office:value-type="float" office:value="718.463079340141">
                <text:p>718.46307934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7.91241162608">
                <text:p>657.91241162608</text:p>
              </table:table-cell>
              <table:table-cell office:value-type="float" office:value="3">
                <text:p>3</text:p>
              </table:table-cell>
              <table:table-cell office:value-type="float" office:value="660.814218381775">
                <text:p>660.814218381775</text:p>
              </table:table-cell>
              <table:table-cell office:value-type="float" office:value="658.148860958366">
                <text:p>658.148860958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2.29379418696">
                <text:p>652.29379418696</text:p>
              </table:table-cell>
              <table:table-cell office:value-type="float" office:value="4">
                <text:p>4</text:p>
              </table:table-cell>
              <table:table-cell office:value-type="float" office:value="656.937156323645">
                <text:p>656.937156323645</text:p>
              </table:table-cell>
              <table:table-cell office:value-type="float" office:value="652.735271013354">
                <text:p>652.73527101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0.725451688924">
                <text:p>180.725451688924</text:p>
              </table:table-cell>
              <table:table-cell office:value-type="float" office:value="5">
                <text:p>5</text:p>
              </table:table-cell>
              <table:table-cell office:value-type="float" office:value="186.97172034564">
                <text:p>186.97172034564</text:p>
              </table:table-cell>
              <table:table-cell office:value-type="float" office:value="180.761194029851">
                <text:p>180.761194029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4.318931657502">
                <text:p>144.318931657502</text:p>
              </table:table-cell>
              <table:table-cell office:value-type="float" office:value="6">
                <text:p>6</text:p>
              </table:table-cell>
              <table:table-cell office:value-type="float" office:value="153.034956794973">
                <text:p>153.034956794973</text:p>
              </table:table-cell>
              <table:table-cell office:value-type="float" office:value="144.263943440691">
                <text:p>144.263943440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8.413982717989">
                <text:p>98.413982717989</text:p>
              </table:table-cell>
              <table:table-cell office:value-type="float" office:value="7">
                <text:p>7</text:p>
              </table:table-cell>
              <table:table-cell office:value-type="float" office:value="107.074626865672">
                <text:p>107.074626865672</text:p>
              </table:table-cell>
              <table:table-cell office:value-type="float" office:value="98.6013354281225">
                <text:p>98.6013354281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.49607227022781">
                <text:p>8.496072270227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